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6cff" officeooo:paragraph-rsid="00036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te au Beaux Arts : 3samedi&gt;3 visites et 3 thèmes </text:p>
      <text:p text:style-name="P1"/>
      <text:p text:style-name="P1">samedi 3 mars ; samedi 17 mars, samedi 31 mars à 11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08:33:04.585000000</meta:creation-date>
    <meta:generator>LibreOffice/5.3.7.2$Windows_X86_64 LibreOffice_project/6b8ed514a9f8b44d37a1b96673cbbdd077e24059</meta:generator>
    <dc:date>2018-02-06T08:37:25.244000000</dc:date>
    <meta:editing-duration>PT4M21S</meta:editing-duration>
    <meta:editing-cycles>1</meta:editing-cycles>
    <meta:document-statistic meta:table-count="0" meta:image-count="0" meta:object-count="0" meta:page-count="1" meta:paragraph-count="2" meta:word-count="22" meta:character-count="106" meta:non-whitespace-character-count="84"/>
  </office:meta>
</office:document-meta>
</file>